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gr4" style:family="graphic" style:parent-style-name="standard">
      <style:graphic-properties draw:textarea-horizontal-align="justify" draw:textarea-vertical-align="middle" draw:auto-grow-height="false" fo:min-height="22.25cm" fo:min-width="16.7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custom-shape draw:style-name="gr4" draw:text-style-name="P3" draw:layer="layout" svg:width="17.25cm" svg:height="22.5cm" svg:x="11.2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48:23.107083263</dc:date>
    <meta:editing-duration>PT36M9S</meta:editing-duration>
    <meta:editing-cycles>16</meta:editing-cycles>
    <meta:generator>LibreOffice/7.0.6.2$Linux_X86_64 LibreOffice_project/00$Build-2</meta:generator>
    <meta:document-statistic meta:object-count="7"/>
  </office:meta>
</office:document-meta>
</file>